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text:number-lines="true"/>
    </style:style>
    <style:style style:name="P2" style:family="paragraph">
      <style:paragraph-properties text:number-lines="false"/>
    </style:style>
  </office:automatic-styles>
  <office:body>
    <office:text>
      <text:p text:style-name="P1">
     This is an example of paragraph that lines are numbered.  
     This is an example of paragraph that lines are numbered.  
     This is an example of paragraph that lines are numbered.  
      </text:p>
      <text:p/>
      <text:p/>
      <text:p text:style-name="P2">
     This is an example of paragraph that line numbering is disabled. 
     This is an example of paragraph that line numbering is disabled. 
     This is an example of paragraph that line numbering is disabled. 
   </text:p>
      <text:p/>
      <text:p/>
      <text:p text:style-name="P1">
     This is an example of paragraph that lines are numbered. 
     This is an example of paragraph that lines are numbered. 
     This is an example of paragraph that lines are numbe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styles>
    <style:style style:name="T1" style:display-name="Line numbering" style:family="text"/>
    <text:linenumbering-configuration text:style-name="T1" text:offset="0.1965in" style:num-format="1" text:number-position="left" text:increment="1"/>
  </office:styles>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